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/>
    </style:style>
    <style:style style:name="ce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" style:font-name-asian="Liberation Sans1" style:font-name-complex="Liberation Sans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00" style:font-name="Liberation Sans1" style:font-name-asian="Liberation Sans1" style:font-name-complex="Liberation Sans1"/>
    </style:style>
    <style:style style:name="ce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" style:font-name-asian="Liberation Sans1" style:font-name-complex="Liberation Sans1"/>
    </style:style>
    <style:style style:name="ce7" style:family="table-cell" style:parent-style-name="Default" style:data-style-name="N0">
      <style:table-cell-properties style:vertical-align="automatic" fo:background-color="#000000"/>
      <style:text-properties fo:color="#808080" style:font-name="Liberation Sans1" style:font-name-asian="Liberation Sans1" style:font-name-complex="Liberation Sans1"/>
    </style:style>
    <style:style style:name="ce8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style:vertical-align="automatic" fo:background-color="#000000"/>
      <style:text-properties fo:color="#00A933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" style:font-name-asian="Liberation Sans1" style:font-name-complex="Liberation Sans1"/>
    </style:style>
    <style:style style:name="ce11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" style:font-name-asian="Liberation Sans1" style:font-name-complex="Liberation Sans1"/>
    </style:style>
    <style:style style:name="ce12" style:family="table-cell" style:parent-style-name="Default" style:data-style-name="N0">
      <style:table-cell-properties style:vertical-align="automatic" fo:background-color="#000000"/>
      <style:text-properties fo:color="#2A6099" style:font-name="Liberation Sans1" style:font-name-asian="Liberation Sans1" style:font-name-complex="Liberation Sans1"/>
    </style:style>
    <style:style style:name="ce1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" style:font-name-asian="Liberation Sans1" style:font-name-complex="Liberation Sans1"/>
    </style:style>
    <style:style style:name="ce14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style:vertical-align="automatic" fo:background-color="#000000"/>
      <style:text-properties fo:color="#595959" style:font-name="Liberation Sans1" style:font-name-asian="Liberation Sans1" style:font-name-complex="Liberation Sans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" style:font-name-asian="Liberation Sans1" style:font-name-complex="Liberation Sans1"/>
    </style:style>
    <style:style style:name="ce17" style:family="table-cell" style:parent-style-name="Default" style:data-style-name="N37">
      <style:table-cell-properties style:vertical-align="automatic" fo:background-color="#000000"/>
      <style:text-properties fo:color="#00A933" style:font-name="Liberation Sans1" style:font-name-asian="Liberation Sans1" style:font-name-complex="Liberation Sans1"/>
    </style:style>
    <style:style style:name="ce1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" style:font-name-asian="Liberation Sans1" style:font-name-complex="Liberation Sans1"/>
    </style:style>
    <style:style style:name="ce19" style:family="table-cell" style:parent-style-name="Default" style:data-style-name="N30">
      <style:table-cell-properties style:vertical-align="automatic" fo:background-color="#000000"/>
      <style:text-properties fo:color="#00A933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16369" table:default-cell-style-name="ce2"/>
        <table:table-row table:style-name="ro1">
          <table:table-cell office:value-type="float" office:value="200" table:style-name="ce2">
            <text:p>200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float" office:value="330" table:style-name="ce2">
            <text:p>330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2" table:style-name="ce3"/>
          <table:table-cell office:value-type="string" table:style-name="ce3">
            <text:p>Pkg</text:p>
          </table:table-cell>
          <table:table-cell office:value-type="string" table:style-name="ce3">
            <text:p>Test</text:p>
          </table:table-cell>
          <table:table-cell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7"/>
          <table:table-cell table:number-columns-repeated="5" table:style-name="ce8"/>
          <table:table-cell table:number-columns-repeated="6" table:style-name="ce7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5" table:style-name="ce12"/>
          <table:table-cell table:number-columns-repeated="16369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3" table:style-name="ce9"/>
          <table:table-cell table:style-name="ce10"/>
          <table:table-cell table:number-columns-repeated="5" table:style-name="ce11"/>
          <table:table-cell table:number-columns-repeated="3" table:style-name="ce9"/>
          <table:table-cell table:style-name="ce10"/>
          <table:table-cell table:number-columns-repeated="16371" table:style-name="ce9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5" table:style-name="ce12"/>
          <table:table-cell table:number-columns-repeated="16369" table:style-name="ce14"/>
        </table:table-row>
        <table:table-row table:style-name="ro2">
          <table:table-cell table:number-columns-repeated="2" table:style-name="ce2"/>
          <table:table-cell office:value-type="string" table:style-name="ce2">
            <text:p>oslo.privsep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va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yping-extensions&gt;=4.12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2" table:style-name="ce2"/>
          <table:table-cell office:value-type="string" table:style-name="ce2">
            <text:p>Nova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3.1.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&gt;=0.8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oslo.privsep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6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3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lt;6.0.0,&gt;=5.1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==5.1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8</text:p>
          </table:table-cell>
          <table:table-cell office:value-type="string" table:style-name="ce9">
            <text:p>prometheus_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SQLAlchemy&gt;=1.3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10.13.24.14</text:p>
          </table:table-cell>
          <table:table-cell office:value-type="string" table:style-name="ce9">
            <text:p>Mako</text:p>
          </table:table-cell>
          <table:table-cell office:value-type="string" table:style-name="ce9">
            <text:p>1.3.10</text:p>
          </table:table-cell>
          <table:table-cell office:value-type="string" table:style-name="ce11">
            <text:p>2025/Apr/10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Mako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typing-extensions&gt;=4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lt;44,&gt;=41.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(&gt;=3.1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 (&gt;=2.0.0,&lt;3.0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28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1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4.2,&lt;4, !=3.0.0, !=3.0.1, !=3.0.2, !=3.0.3</text:p>
          </table:table-cell>
          <table:table-cell office:value-type="string" table:style-name="ce9">
            <text:p><text:s/>python_version&gt;'3.0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3.0.9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table:number-columns-repeated="2"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2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: Drop this when Python 3.10 is our minimum supported version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 (&gt;=1,&lt;2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 (&gt;=4,&lt;5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cffi&gt;=1.4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pycparser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2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3.3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12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6" table:style-name="ce9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retty formatting machines/state tables..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2.3</text:p>
          </table:table-cell>
          <table:table-cell office:value-type="string" table:style-name="ce9">
            <text:p>MIT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5"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5"/>
          <table:table-cell office:value-type="string" table:style-name="ce5">
            <text:p>OpenStack Library Projects – non-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6" table:style-name="ce5"/>
          <table:table-cell table:number-columns-repeated="16369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5" table:style-name="ce9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6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6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6" table:style-name="ce9"/>
          <table:table-cell table:number-columns-repeated="16369" table:style-name="ce4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ll additions to this file must have significant justification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morgan) At no time may any oslo library be added to the keystoneauth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. The requirements for keystoneauth are very tightly controlled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 ensure we are not pulling in a ton of transient dependencies. This is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important from the standpoint of ensuring keystoneauth can be used outside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openstack-specific projects (allowing interaction with openstack APIs)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here oslo and associated transient dependencies are not desired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2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6" table:style-name="ce9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dhellmann): Because oslo.utils is used by the client libraries,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utils means adding a new dependency,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6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6" table:style-name="ce9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harlowja): Because oslo.serialization is used by the client libraries,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serialization means adding a new dependency,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4" table:style-name="ce9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General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1.0</text:p>
          </table:table-cell>
          <table:table-cell table:number-columns-repeated="5" table:style-name="ce9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9.0</text:p>
          </table:table-cell>
          <table:table-cell table:number-columns-repeated="5" table:style-name="ce9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 Exporter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8</text:p>
          </table:table-cell>
          <table:table-cell office:value-type="string" table:style-name="ce9">
            <text:p>prometheus-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1">
          <table:table-cell table:style-name="ce2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Jinja2&gt;=2.10</text:p>
          </table:table-cell>
          <table:table-cell office:value-type="string" table:style-name="ce2">
            <text:p>BSD License (3 clause)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1">
          <table:table-cell table:style-name="ce2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serialization&gt;=2.18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1">
          <table:table-cell table:style-name="ce2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sutil&gt;=3.2.2</text:p>
          </table:table-cell>
          <table:table-cell office:value-type="string" table:style-name="ce2">
            <text:p>BSD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1">
          <table:table-cell table:style-name="ce2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1">
          <table:table-cell table:style-name="ce2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utils&gt;=3.33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1">
          <table:table-cell table:style-name="ce2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config&gt;=5.1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 2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5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jsonutils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routing notifier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abbit driver is the default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set the amqp version to ensure heartbeat works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iddleware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6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</text:p>
          </table:table-cell>
          <table:table-cell office:value-type="string" table:style-name="ce9">
            <text:p>BSD License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&gt;=17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0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 &gt;= 0.1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3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!=0.18.3,!=0.20.1,&gt;=0.1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.0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6" table:style-name="ce9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ackages needed for using this library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deprecation warning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async and/or periodic work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reader/writer + interprocess locks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17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Very nice graph library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backend storage engine loading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structured input validation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state machine we run with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common utilities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lru caches and such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ydot output tests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3.3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se are used by downstream libraries that require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slo.db as one of their test requirements - do not remove!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keystoneauth1&gt;=3.9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config&gt;=5.2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log&gt;=3.44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penstacksdk&gt;=0.47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6" table:style-name="ce9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keystoneauth1&gt;=3.3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c-lib&gt;=1.2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style-name="ce2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utils&gt;=3.37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A:</text:p>
          </table:table-cell>
          <table:table-cell office:value-type="string" table:style-name="ce2">
            <text:p>i5.2.21</text:p>
          </table:table-cell>
          <table:table-cell office:value-type="string" table:style-name="ce2">
            <text:p>python-neutronclient</text:p>
          </table:table-cell>
          <table:table-cell office:value-type="string" table:style-name="ce2">
            <text:p>11.4.0</text:p>
          </table:table-cell>
          <table:table-cell office:value-type="string" table:style-name="ce3">
            <text:p>2025/Jan/16</text:p>
          </table:table-cell>
          <table:table-cell office:value-type="string" table:style-name="ce3">
            <text:p>OS svc clnt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office:value-type="string" table:style-name="ce2">
            <text:p>python-neutronclient&gt;=7.1.0</text:p>
          </table:table-cell>
          <table:table-cell office:value-type="string" table:style-name="ce2">
            <text:p>Apache-2.0</text:p>
          </table:table-cell>
          <table:table-cell table:number-columns-repeated="16373" table:style-name="ce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os-client-config&gt;=1.28.0</text:p>
          </table:table-cell>
          <table:table-cell office:value-type="string" table:style-name="ce2">
            <text:p>Apache-2.0</text:p>
          </table:table-cell>
          <table:table-cell table:number-columns-repeated="4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keystoneclient is used only by neutronclient.osc.utils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(amotoki): Drop this after osc.utils has no dependency on keystoneclient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11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6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2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1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Other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2">
          <table:table-cell table:style-name="ce5"/>
          <table:table-cell office:value-type="string" table:style-name="ce5">
            <text:p>OpenStack Service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1.6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&gt;=0.7.1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&lt; 0.8.0/0.8 does not work, see https://bugs.launchpad.net/bugs/1153983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3.1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3.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4.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!=3.0.0,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aste.util.template used in keystone.common.template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,!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Glance Store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6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efried): Sync lower-constraints.txt for os-traits &amp; os-resource-classes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office:value-type="string" table:style-name="ce2">
            <text:p>A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6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5" table:style-name="ce2"/>
          <table:table-cell table:number-columns-repeated="16369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0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4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b10.13.24.13</text:p>
          </table:table-cell>
          <table:table-cell office:value-type="string" table:style-name="ce12">
            <text:p>lxml</text:p>
          </table:table-cell>
          <table:table-cell office:value-type="string" table:style-name="ce12">
            <text:p>6.0.2</text:p>
          </table:table-cell>
          <table:table-cell office:value-type="string" table:style-name="ce13">
            <text:p>2025/Sep/22</text:p>
          </table:table-cell>
          <table:table-cell office:value-type="string" table:style-name="ce13">
            <text:p>BLfS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lxml&gt;=4.5.0</text:p>
          </table:table-cell>
          <table:table-cell office:value-type="string" table:style-name="ce12">
            <text:p>BSD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4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4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/>
          <table:table-cell office:value-type="string" table:style-name="ce2">
            <text:p>i5.2.21</text:p>
          </table:table-cell>
          <table:table-cell office:value-type="string" table:style-name="ce2">
            <text:p>python-neutronclient</text:p>
          </table:table-cell>
          <table:table-cell office:value-type="string" table:style-name="ce2">
            <text:p>11.4.0</text:p>
          </table:table-cell>
          <table:table-cell office:value-type="string" table:style-name="ce3">
            <text:p>2025/Jan/16</text:p>
          </table:table-cell>
          <table:table-cell office:value-type="string" table:style-name="ce3">
            <text:p>OS svc clnt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office:value-type="string" table:style-name="ce2">
            <text:p>python-neutronclient&gt;=7.1.0</text:p>
          </table:table-cell>
          <table:table-cell office:value-type="string" table:style-name="ce2">
            <text:p>Apache-2.0</text:p>
          </table:table-cell>
          <table:table-cell table:number-columns-repeated="16373"/>
        </table:table-row>
        <table:table-row table:style-name="ro1">
          <table:table-cell table:style-name="ce9"/>
          <table:table-cell office:value-type="string" table:style-name="ce9">
            <text:p>i1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glanceclient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4"/>
          <table:table-cell table:number-columns-repeated="3" table:style-name="ce4"/>
          <table:table-cell table:number-columns-repeated="5" table:style-name="ce3"/>
          <table:table-cell office:value-type="string" table:style-name="ce2">
            <text:p>websockify&gt;=0.9.0</text:p>
          </table:table-cell>
          <table:table-cell office:value-type="string" table:style-name="ce2">
            <text:p>LGPLv3</text:p>
          </table:table-cell>
          <table:table-cell table:number-columns-repeated="16373" table:style-name="ce4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6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8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10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4"/>
          <table:table-cell table:number-columns-repeated="3" table:style-name="ce4"/>
          <table:table-cell table:number-columns-repeated="5" table:style-name="ce3"/>
          <table:table-cell office:value-type="string" table:style-name="ce2">
            <text:p>oslo.rootwrap&gt;=5.15.0</text:p>
          </table:table-cell>
          <table:table-cell office:value-type="string" table:style-name="ce2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1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4"/>
          <table:table-cell table:number-columns-repeated="3" table:style-name="ce4"/>
          <table:table-cell table:number-columns-repeated="5" table:style-name="ce3"/>
          <table:table-cell office:value-type="string" table:style-name="ce2">
            <text:p>oslo.privsep&gt;=2.6.2</text:p>
          </table:table-cell>
          <table:table-cell office:value-type="string" table:style-name="ce2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4"/>
          <table:table-cell table:number-columns-repeated="3" table:style-name="ce4"/>
          <table:table-cell table:number-columns-repeated="5" table:style-name="ce3"/>
          <table:table-cell office:value-type="string" table:style-name="ce2">
            <text:p>oslo.versionedobjects&gt;=1.35.0</text:p>
          </table:table-cell>
          <table:table-cell office:value-type="string" table:style-name="ce2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table:number-columns-repeated="3" table:style-name="ce4"/>
          <table:table-cell table:number-columns-repeated="5" table:style-name="ce3"/>
          <table:table-cell office:value-type="string" table:style-name="ce2">
            <text:p>os-brick&gt;=6.10.0</text:p>
          </table:table-cell>
          <table:table-cell office:value-type="string" table:style-name="ce2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4"/>
          <table:table-cell table:number-columns-repeated="3" table:style-name="ce4"/>
          <table:table-cell table:number-columns-repeated="5" table:style-name="ce3"/>
          <table:table-cell office:value-type="string" table:style-name="ce2">
            <text:p>os-vif&gt;=3.1.0</text:p>
          </table:table-cell>
          <table:table-cell office:value-type="string" table:style-name="ce2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4"/>
          <table:table-cell table:number-columns-repeated="3" table:style-name="ce4"/>
          <table:table-cell table:number-columns-repeated="5" table:style-name="ce3"/>
          <table:table-cell office:value-type="string" table:style-name="ce2">
            <text:p>tooz&gt;=1.58.0</text:p>
          </table:table-cell>
          <table:table-cell office:value-type="string" table:style-name="ce2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&gt;=1.3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number-rows-repeated="10467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05:45:24Z</dc:date>
    <meta:editing-cycles>436</meta:editing-cycles>
    <meta:editing-duration>PT54506S</meta:editing-duration>
    <meta:user-defined meta:name="AppVersion">16.0300</meta:user-defined>
  </office:meta>
</office:document-meta>
</file>